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e72f" officeooo:paragraph-rsid="0005e72f"/>
    </style:style>
    <style:style style:name="P2" style:family="paragraph" style:parent-style-name="Standard" style:list-style-name="L1">
      <style:text-properties officeooo:paragraph-rsid="0005e72f"/>
    </style:style>
    <style:style style:name="T1" style:family="text">
      <style:text-properties officeooo:rsid="0005e72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mos a tratar de entender ahora un poco mejor cómo son las direcciones que nos permiten acceder a recursos a través de Internet. Estas direcciones se conocen como URL’s (Uniform Resource Locator) o URI’s (Uniform Resource Identifier), y ya las hemos utilizado, por ejemplo, para</text:p>
      <text:p text:style-name="P1">definir los enlaces a páginas web en HTML.</text:p>
      <text:p text:style-name="P1"/>
      <text:p text:style-name="P1">Observa por ejemplo el siguiente enlace:</text:p>
      <text:p text:style-name="P1">http://es.wikipedia.org/w/wiki.phtml?title=URL&amp;action=history</text:p>
      <text:p text:style-name="P1"/>
      <text:p text:style-name="P1">Accede a la página señalada. Generalmente las url’s responden al siguiente</text:p>
      <text:p text:style-name="P1">esquema:</text:p>
      <text:p text:style-name="P1">protocolo://máquina.dominio:puerto/camino/fichero?parámetros</text:p>
      <text:p text:style-name="P1"/>
      <text:list xml:id="list8235740305005615369" text:style-name="L1">
        <text:list-item>
          <text:p text:style-name="P2"><text:span text:style-name="T1">El protocolo puede ser alguno entre http (protocolo de transferencia de hipertexto), https (protocolo seguro de transferencia de hipertexto), ftp (protocolo de transferencia de ficheros), smtp (protocolo simple de transferencia de correo), pop (protocolo de la oficina de correo), ldap (protocolo ligero de acceso a directorios), file (para archivos disponibles en la máquina local), telnet... </text:span></text:p>
        </text:list-item>
        <text:list-item>
          <text:p text:style-name="P2"><text:span text:style-name="T1">La máquina y el dominio conforman la parte más identificable de una url. Por ejemplo, en https://belenus.unirioja.es, belenus es un servidor (o un subdominio) dentro del dominio “unirioja.es”. Los puertos están relacionados con el protocolo TCP. </text:span></text:p>
        </text:list-item>
        <text:list-item>
          <text:p text:style-name="P2"><text:span text:style-name="T1">El camino especifica la ruta del recurso solicitado en su servidor. El fichero es el recurso solicitado, y la lista de parámetros nos permiten enviarle información modificando así su respuesta.</text:span></text:p>
        </text:list-item>
      </text:list>
      <text:p text:style-name="P1"/>
      <text:p text:style-name="P1">En tu informe de la práctica identifica cada una de esas partes en la url</text:p>
      <text:p text:style-name="P1">http://es.wikipedia.org/w/wiki.phtml?title=URL&amp;action=history</text:p>
      <text:p text:style-name="P1"/>
      <text:p text:style-name="P1">Toma la dirección anterior de la wikipedia</text:p>
      <text:p text:style-name="P1"/>
      <text:p text:style-name="P1">http://es.wikipedia.org/w/wiki.phtml?title=URL&amp;action=history</text:p>
      <text:p text:style-name="P1"/>
      <text:p text:style-name="P1">y en la barra del navegador realiza las siguientes modi ficaciones. Explica en el informe el</text:p>
      <text:p text:style-name="P1">resultado (después de cada modificación recupera la url original):</text:p>
      <text:p text:style-name="P1"/>
      <text:p text:style-name="P1">- Modifica el protocolo “http” por “https” y recarga la página.</text:p>
      <text:p text:style-name="P1">- Cambia “es” por “ES” y recarga la página.</text:p>
      <text:p text:style-name="P1">- Cambia “wikipedia” por “WIKIPEDIA” y recarga la página.</text:p>
      <text:p text:style-name="P1">- Cambia “es.wikipedia.org” por “es.wikipedia.org:80” y recarga la página.</text:p>
      <text:p text:style-name="P1">- Cambia “es.wikipedia.org” por “es.wikipedia.org:81” y recarga la página</text:p>
      <text:p text:style-name="P1">(¿cuál es el puerto por de fecto del protocolo http?).</text:p>
      <text:p text:style-name="P1">- Cambia “/w/” por “/W/” y recarga la página.</text:p>
      <text:p text:style-name="P1">- Cambia “URL” por “Logroño” y recarga la página.</text:p>
      <text:p text:style-name="P1">- Cambia “history” por “History” y recarga la pági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4-05-15T12:07:58.588555567</meta:creation-date>
    <dc:date>2014-05-15T12:11:44.592502611</dc:date>
    <dc:creator>ivan </dc:creator>
    <meta:editing-duration>P0D</meta:editing-duration>
    <meta:editing-cycles>1</meta:editing-cycles>
    <meta:document-statistic meta:table-count="0" meta:image-count="0" meta:object-count="0" meta:page-count="1" meta:paragraph-count="25" meta:word-count="330" meta:character-count="2307" meta:non-whitespace-character-count="2002"/>
    <meta:generator>LibreOffice/4.2.3.3$Linux_x86 LibreOffice_project/420m0$Build-3</meta:generator>
  </office:meta>
</office:document-meta>
</file>